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52cm" svg:stroke-color="#000000" draw:marker-start-width="0.432cm" draw:marker-end-width="0.432cm" draw:fill="none" draw:fill-color="#ffffff" fo:min-height="2.417cm" fo:padding-top="0.201cm" fo:padding-bottom="0.201cm" fo:padding-left="0.326cm" fo:padding-right="0.326cm"/>
    </style:style>
    <style:style style:name="P1" style:family="paragraph">
      <style:text-properties fo:font-family="'Liberation Sans'" style:font-family-generic="swiss" style:font-pitch="variable" fo:font-size="28pt" style:font-size-asian="28pt" style:font-size-complex="28pt"/>
    </style:style>
    <style:style style:name="P2" style:family="paragraph"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T1" style:family="text">
      <style:text-properties fo:font-family="'Liberation Sans'" style:font-family-generic="swiss" style:font-pitch="variable" fo:font-size="28pt" style:font-size-asian="28pt" style:font-size-complex="28pt"/>
    </style:style>
    <style:style style:name="T2" style:family="text">
      <style:text-properties fo:font-family="'Liberation Sans'" style:font-family-generic="swiss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142cm" svg:height="4.486cm" svg:x="1.755cm" svg:y="1.83cm">
          <draw:text-box>
            <text:p text:style-name="P1"><text:span text:style-name="T1">Replace 3 light bulbs </text:span><text:span text:style-name="T1"><text:tab/></text:span><text:span text:style-name="T1"><text:tab/></text:span><text:span text:style-name="T1">300 lbs CO2</text:span></text:p>
            <text:p text:style-name="P1"><text:span text:style-name="T1">Don't fly to London </text:span><text:span text:style-name="T1"><text:tab/></text:span><text:span text:style-name="T1"><text:tab/></text:span><text:span text:style-name="T1"><text:tab/></text:span><text:span text:style-name="T1">3100 lbs CO2</text:span></text:p>
            <text:p text:style-name="P2"><text:span text:style-name="T2"/></text:p>
            <text:p text:style-name="P2"><text:span text:style-name="T2">Make choices that matter.</text:span><text:span text:style-name="T2"><text:line-break/></text:span><text:span text:style-name="T2">www.planestupid.com</text:span></text:p>
          </draw:text-box>
        </draw:frame>
        <draw:frame draw:style-name="gr1" draw:text-style-name="P1" draw:layer="layout" svg:width="18.142cm" svg:height="4.486cm" svg:x="1.706cm" svg:y="6.732cm">
          <draw:text-box>
            <text:p text:style-name="P1"><text:span text:style-name="T1">Reduce your garbages</text:span><text:span text:style-name="T1"><text:tab/></text:span><text:span text:style-name="T1"><text:tab/></text:span><text:span text:style-name="T1">1000 lbs CO2</text:span></text:p>
            <text:p text:style-name="P1"><text:span text:style-name="T1">Don't fly to Hong Kong</text:span><text:span text:style-name="T1"><text:tab/></text:span><text:span text:style-name="T1"><text:tab/></text:span><text:span text:style-name="T1">6700 lbs CO2</text:span></text:p>
            <text:p text:style-name="P1"><text:span text:style-name="T2"/></text:p>
            <text:p text:style-name="P2"><text:span text:style-name="T2">Make choices that matter.</text:span><text:span text:style-name="T2"><text:line-break/></text:span><text:span text:style-name="T2">www.planestupid.com</text:span></text:p>
          </draw:text-box>
        </draw:frame>
        <draw:frame draw:style-name="gr1" draw:text-style-name="P1" draw:layer="layout" svg:width="18.142cm" svg:height="4.486cm" svg:x="1.652cm" svg:y="11.582cm">
          <draw:text-box>
            <text:p text:style-name="P1"><text:span text:style-name="T1">Use a push mower</text:span><text:span text:style-name="T1"><text:tab/></text:span><text:span text:style-name="T1"><text:tab/></text:span><text:span text:style-name="T1"><text:tab/></text:span><text:span text:style-name="T1">80 lbs CO2</text:span></text:p>
            <text:p text:style-name="P1"><text:span text:style-name="T1">Don't fly to Las Vegas</text:span><text:span text:style-name="T1"><text:tab/></text:span><text:span text:style-name="T1"><text:tab/></text:span><text:span text:style-name="T1">2200 lbs CO2</text:span></text:p>
            <text:p text:style-name="P1"><text:span text:style-name="T2"/></text:p>
            <text:p text:style-name="P2"><text:span text:style-name="T2">Make choices that matter.</text:span><text:span text:style-name="T2"><text:line-break/></text:span><text:span text:style-name="T2">www.planestupid.com</text:span></text:p>
          </draw:text-box>
        </draw:frame>
        <draw:frame draw:style-name="gr1" draw:text-style-name="P1" draw:layer="layout" svg:width="18.142cm" svg:height="4.486cm" svg:x="1.655cm" svg:y="16.43cm">
          <draw:text-box>
            <text:p text:style-name="P1"><text:span text:style-name="T1">Turn off your computer</text:span><text:span text:style-name="T1"><text:tab/></text:span><text:span text:style-name="T1"><text:tab/></text:span><text:span text:style-name="T1">200 lbs CO2</text:span></text:p>
            <text:p text:style-name="P1"><text:span text:style-name="T1">Don't fly to Madrid</text:span><text:span text:style-name="T1"><text:tab/></text:span><text:span text:style-name="T1"> <text:s text:c="3"/></text:span><text:span text:style-name="T1"><text:tab/></text:span><text:span text:style-name="T1"><text:tab/></text:span><text:span text:style-name="T1">3200 lbs CO2</text:span></text:p>
            <text:p text:style-name="P1"><text:span text:style-name="T2"/></text:p>
            <text:p text:style-name="P2"><text:span text:style-name="T2">Make choices that matter.</text:span><text:span text:style-name="T2"><text:line-break/></text:span><text:span text:style-name="T2">www.planestupid.co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 Christy</meta:initial-creator>
    <meta:creation-date>2014-02-21T17:20:52</meta:creation-date>
    <dc:date>2014-02-21T18:12:12</dc:date>
    <dc:creator>Sam Christy</dc:creator>
    <meta:editing-duration>PT36M10S</meta:editing-duration>
    <meta:editing-cycles>10</meta:editing-cycles>
    <meta:generator>LibreOffice/3.6$Linux_x86 LibreOffice_project/360m1$Build-2</meta:generator>
    <meta:document-statistic meta:object-count="4"/>
  </office:meta>
</office:document-meta>
</file>